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A3E59788A01B51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-outline1">
      <style:graphic-properties fo:min-height="5.576cm"/>
    </style:style>
    <style:style style:name="pr5" style:family="presentation" style:parent-style-name="Blue_5f_Curv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0cm" svg:y="6.503cm" presentation:class="title" presentation:user-transformed="true">
          <draw:text-box>
            <text:p>Gitolite</text:p>
          </draw:text-box>
        </draw:frame>
        <draw:frame presentation:style-name="pr2" draw:text-style-name="P1" draw:layer="layout" svg:width="25.199cm" svg:height="5.826cm" svg:x="1.4cm" svg:y="11.267cm" presentation:class="subtitle">
          <draw:text-box>
            <text:p>Keane Wol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draw:frame presentation:style-name="pr1" draw:layer="layout" svg:width="25.199cm" svg:height="3.506cm" svg:x="0cm" svg:y="6.503cm" presentation:class="title">
          <draw:text-box>
            <text:p>Who am I?</text:p>
          </draw:text-box>
        </draw:frame>
        <draw:frame presentation:style-name="pr4" draw:layer="layout" svg:width="25.199cm" svg:height="5.826cm" svg:x="1.4cm" svg:y="11.267cm" presentation:class="outline">
          <draw:text-box>
            <text:list text:style-name="L2">
              <text:list-item>
                <text:p text:style-name="P2">Software Developer</text:p>
              </text:list-item>
              <text:list-item>
                <text:p text:style-name="P2">Daemoneye on #lugwash (Freenode)</text:p>
              </text:list-item>
              <text:list-item>
                <text:p>@d43m0n3y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What is Gitolite?</text:p>
          </draw:text-box>
        </draw:frame>
        <draw:frame presentation:style-name="pr4" draw:layer="layout" svg:width="25.199cm" svg:height="14.224cm" svg:x="1.016cm" svg:y="3.302cm" presentation:class="outline" presentation:user-transformed="true">
          <draw:text-box>
            <text:list text:style-name="L2">
              <text:list-item>
                <text:p>An Access Control Layer on top of Git</text:p>
              </text:list-item>
              <text:list-item>
                <text:p>Use a single git user on the server</text:p>
              </text:list-item>
              <text:list-item>
                <text:p>Allow for multiple git users</text:p>
                <text:list>
                  <text:list-item>
                    <text:p>Not real users</text:p>
                  </text:list-item>
                  <text:list-item>
                    <text:p>Do not get shell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What is Git?</text:p>
          </draw:text-box>
        </draw:frame>
        <draw:frame presentation:style-name="pr4" draw:layer="layout" svg:width="25.199cm" svg:height="14.224cm" svg:x="0.963cm" svg:y="4.826cm" presentation:class="outline" presentation:user-transformed="true">
          <draw:text-box>
            <text:list text:style-name="L2">
              <text:list-item>
                <text:p>Version control system</text:p>
              </text:list-item>
              <text:list-item>
                <text:p>Open Source</text:p>
              </text:list-item>
              <text:list-item>
                <text:p>Created by Linus Torvalds</text:p>
              </text:list-item>
              <text:list-item>
                <text:p>Not always GitHub!</text:p>
              </text:list-item>
              <text:list-item>
                <text:p>Can be used locally on your own machine!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SSH Keys</text:p>
          </draw:text-box>
        </draw:frame>
        <draw:frame presentation:style-name="pr4" draw:layer="layout" svg:width="25.199cm" svg:height="14.224cm" svg:x="0.963cm" svg:y="4.826cm" presentation:class="outline" presentation:user-transformed="true">
          <draw:text-box>
            <text:list text:style-name="L2">
              <text:list-item>
                <text:p>Public/Private keypair</text:p>
              </text:list-item>
              <text:list-item>
                <text:p>Not prone to brute force attacks</text:p>
              </text:list-item>
              <text:list-item>
                <text:p>Can be used to authenticate to a server.</text:p>
              </text:list-item>
              <text:list-item>
                <text:p>Uses Rivest–Shamir–Adleman algorithm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Setting up SSH Keys</text:p>
          </draw:text-box>
        </draw:frame>
        <draw:frame presentation:style-name="pr4" draw:layer="layout" svg:width="25.199cm" svg:height="14.224cm" svg:x="0.963cm" svg:y="4.826cm" presentation:class="outline" presentation:user-transformed="true">
          <draw:text-box>
            <text:list text:style-name="L2">
              <text:list-item>
                <text:p>Type: rsa</text:p>
              </text:list-item>
              <text:list-item>
                <text:p>Key length: 2048 or 4096 bits</text:p>
              </text:list-item>
              <text:list-item>
                <text:p>Location: ~/.ssh/</text:p>
              </text:list-item>
              <text:list-item>
                <text:p>Key name: Anything other than the default</text:p>
                <text:list>
                  <text:list-item>
                    <text:p>I like naming them for their purpose, such as:</text:p>
                    <text:list>
                      <text:list-item>
                        <text:p>Ssh</text:p>
                      </text:list-item>
                      <text:list-item>
                        <text:p>Gi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draw:frame presentation:style-name="pr1" draw:layer="layout" svg:width="25.199cm" svg:height="3.506cm" svg:x="0cm" svg:y="0.304cm" presentation:class="title" presentation:user-transformed="true">
          <draw:text-box>
            <text:p>Setting up SSH Keys cont.</text:p>
          </draw:text-box>
        </draw:frame>
        <draw:frame presentation:style-name="pr4" draw:layer="layout" svg:width="25.199cm" svg:height="14.224cm" svg:x="0.963cm" svg:y="4.826cm" presentation:class="outline" presentation:user-transformed="true">
          <draw:text-box>
            <text:list text:style-name="L2">
              <text:list-item>
                <text:p>Ssh -b $KeyLength -t rsa</text:p>
              </text:list-item>
              <text:list-item>
                <text:p>Enter location and filename (no extensions)</text:p>
              </text:list-item>
              <text:list-item>
                <text:p>Enter Passphrase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draw:frame presentation:style-name="pr1" draw:layer="layout" svg:width="25.199cm" svg:height="3.506cm" svg:x="0cm" svg:y="0.254cm" presentation:class="title" presentation:user-transformed="true">
          <draw:text-box>
            <text:p>Basic Install</text:p>
          </draw:text-box>
        </draw:frame>
        <draw:frame presentation:style-name="pr4" draw:layer="layout" svg:width="25.199cm" svg:height="13.208cm" svg:x="0cm" svg:y="4.064cm" presentation:class="outline" presentation:user-transformed="true">
          <draw:text-box>
            <text:list text:style-name="L2">
              <text:list-item>
                <text:p>Add a bin directory for git user</text:p>
              </text:list-item>
              <text:list-item>
                <text:p>Grab source code</text:p>
              </text:list-item>
              <text:list-item>
                <text:p>Run two scripts:</text:p>
                <text:list>
                  <text:list-item>
                    <text:p>First to install Gitolite</text:p>
                    <text:list>
                      <text:list-item>
                        <text:p>gitolite/install -ln ~/bin</text:p>
                      </text:list-item>
                    </text:list>
                  </text:list-item>
                  <text:list-item>
                    <text:p>Second to setup administrator user</text:p>
                    <text:list>
                      <text:list-item>
                        <text:p>gitolite setup -pk yourname.p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draw:frame presentation:style-name="pr1" draw:layer="layout" svg:width="25.199cm" svg:height="3.506cm" svg:x="0cm" svg:y="0.508cm" presentation:class="title" presentation:user-transformed="true">
          <draw:text-box>
            <text:p>Basic Usage</text:p>
          </draw:text-box>
        </draw:frame>
        <draw:frame presentation:style-name="pr4" draw:layer="layout" svg:width="25.199cm" svg:height="12.938cm" svg:x="1.27cm" svg:y="4.588cm" presentation:class="outline" presentation:user-transformed="true">
          <draw:text-box>
            <text:list text:style-name="L2">
              <text:list-item>
                <text:p>Clone the administrative repo</text:p>
              </text:list-item>
              <text:list-item>
                <text:p>Add ssh public key for each user</text:p>
              </text:list-item>
              <text:list-item>
                <text:p>Edit config file for their permissions</text:p>
                <text:list>
                  <text:list-item>
                    <text:p>Repo $name<text:line-break/><text:tab/>$permissions<text:tab/><text:tab/>= $keyName</text:p>
                  </text:list-item>
                </text:list>
              </text:list-item>
              <text:list-item>
                <text:p>Commit changes</text:p>
              </text:list-item>
              <text:list-item>
                <text:p>Users can now run:</text:p>
                <text:list>
                  <text:list-item>
                    <text:p>Git clone git@$server:$repo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draw:frame presentation:style-name="pr1" draw:layer="layout" svg:width="25.199cm" svg:height="3.506cm" svg:x="0cm" svg:y="0.254cm" presentation:class="title" presentation:user-transformed="true">
          <draw:text-box>
            <text:p>Tips</text:p>
          </draw:text-box>
        </draw:frame>
        <draw:frame presentation:style-name="pr4" draw:layer="layout" svg:width="25.199cm" svg:height="13.954cm" svg:x="1.217cm" svg:y="3.064cm" presentation:class="outline" presentation:user-transformed="true">
          <draw:text-box>
            <text:list text:style-name="L2">
              <text:list-item>
                <text:p>Use key-based authentication across the server</text:p>
              </text:list-item>
              <text:list-item>
                <text:p>ssh git@$host info allows any user to find what repos they have access to.</text:p>
              </text:list-item>
              <text:list-item>
                <text:p>Multiple permissions can be set for a listing</text:p>
              </text:list-item>
              <text:list-item>
                <text:p>Bash wildcards can be used to specify a group of rep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3T19">
        <draw:frame presentation:style-name="pr1" draw:layer="layout" svg:width="25.199cm" svg:height="3.506cm" svg:x="0cm" svg:y="6.503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22:27:26.211844061</meta:creation-date>
    <meta:editing-duration>PT19M17S</meta:editing-duration>
    <meta:editing-cycles>6</meta:editing-cycles>
    <meta:generator>LibreOffice/6.1.5.2$Linux_X86_64 LibreOffice_project/10$Build-2</meta:generator>
    <dc:title>Blue Curve</dc:title>
    <dc:date>2019-08-18T22:17:19.434153011</dc:date>
    <meta:document-statistic meta:object-count="78"/>
  </office:meta>
</office:document-meta>
</file>